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NamespaceHandlerTests.testRegisterAutoProxyCreatorWhenAspectJAutoProxyCreatorAlready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NamespaceHandlerTests.testRegister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pectJNamespaceHandl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spectJNamespaceHandlerTests.testRegisterAspectJ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spectJNamespaceHandlerTests.testRegisterAspectJAutoProxyCreatorWithExistingAutoProxyCre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